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DejaVu Sans" fo:font-size="12pt" officeooo:rsid="0011dd34" officeooo:paragraph-rsid="0017b9b7" style:font-size-asian="12pt" style:font-size-complex="12pt"/>
    </style:style>
    <style:style style:name="P2" style:family="paragraph" style:parent-style-name="Preformatted_20_Text">
      <style:paragraph-properties fo:margin-left="0in" fo:margin-right="0in" fo:text-indent="0in" style:auto-text-indent="true"/>
      <style:text-properties style:font-name="DejaVu Sans" fo:font-size="12pt" officeooo:rsid="0011dd34" officeooo:paragraph-rsid="0018fba5" style:font-size-asian="12pt" style:font-size-complex="12pt"/>
    </style:style>
    <style:style style:name="P3" style:family="paragraph" style:parent-style-name="Preformatted_20_Text">
      <style:paragraph-properties fo:margin-left="0in" fo:margin-right="0in" fo:text-indent="0in" style:auto-text-indent="true"/>
      <style:text-properties style:font-name="Arial" fo:font-size="12pt" style:font-size-asian="12pt" style:font-size-complex="12pt"/>
    </style:style>
    <style:style style:name="P4" style:family="paragraph" style:parent-style-name="Preformatted_20_Text">
      <style:paragraph-properties fo:margin-left="0in" fo:margin-right="0in" fo:text-align="start" style:justify-single-word="false" fo:text-indent="0in" style:auto-text-indent="true"/>
      <style:text-properties style:font-name="Arial" fo:font-size="12pt" officeooo:rsid="0011dd34" officeooo:paragraph-rsid="0013b1c8" style:font-size-asian="12pt" style:font-size-complex="12pt"/>
    </style:style>
    <style:style style:name="P5" style:family="paragraph" style:parent-style-name="Preformatted_20_Text">
      <style:paragraph-properties fo:margin-left="0in" fo:margin-right="0in" fo:text-indent="0in" style:auto-text-indent="true"/>
      <style:text-properties style:font-name="Arial" fo:font-size="12pt" officeooo:rsid="0011dd34" officeooo:paragraph-rsid="0018fba5" style:font-size-asian="12pt" style:font-size-complex="12pt"/>
    </style:style>
    <style:style style:name="P6" style:family="paragraph" style:parent-style-name="Preformatted_20_Text">
      <style:text-properties style:font-name="Arial"/>
    </style:style>
    <style:style style:name="P7" style:family="paragraph" style:parent-style-name="Heading_20_1">
      <style:paragraph-properties fo:margin-left="0in" fo:margin-right="0in" fo:text-indent="0in" style:auto-text-indent="true"/>
      <style:text-properties style:font-name="Arial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officeooo:rsid="0013b1c8"/>
    </style:style>
    <style:style style:name="T3" style:family="text">
      <style:text-properties style:font-name="Arial" officeooo:rsid="0018fb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bout the Book </text:h>
      <text:p text:style-name="P6"/>
      <text:p text:style-name="P3">FBeginner is a concise, hands-on beginner’s guide to FreeBasic and is aimed at the novice programmer. The book assumes no prior programming knowledge. The goal of the book is to create a solid foundation in the basics of programming in FreeBasic that the programmer can build and expand upon. </text:p>
      <text:p text:style-name="P3"/>
      <text:p text:style-name="P3">FreeBasic is a cross-platform compiler, however this book concentrates on using FreeBasic under the 32-bit Microsoft Windows™ and GNU/Linux operating systems.</text:p>
      <text:p text:style-name="P3">However, other than the installation and setup portions of this book, most of the code should run under any of the supported platforms. </text:p>
      <text:p text:style-name="P3"/>
      <text:p text:style-name="P3">All of the source code presented in this book is original code, and can be downloaded from the Clark Productions website located at HTTP://rdc.ascii-world.com/ or http://freebasic.hmcsoft.org/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ote: </text:p>
      <text:p text:style-name="P2"><text:span text:style-name="T1">- the website </text:span><text:a xlink:type="simple" xlink:href="http://ascii-world.wikidot.com/" text:style-name="Internet_20_link" text:visited-style-name="Visited_20_Internet_20_Link"><text:span text:style-name="T2">http://rdc.ascii-world.com/</text:span></text:a><text:span text:style-name="T2"> no longer works</text:span></text:p>
      <text:p text:style-name="P2"><text:span text:style-name="T1">- the website </text:span><text:a xlink:type="simple" xlink:href="http://ascii-world.wikidot.com/" text:style-name="Internet_20_link" text:visited-style-name="Visited_20_Internet_20_Link"><text:span text:style-name="T2">http://ascii-world.wikidot.com/</text:span></text:a><text:span text:style-name="T2"> </text:span><text:a xlink:type="simple" xlink:href="http://ascii-world.wikidot.com/" text:style-name="Internet_20_link" text:visited-style-name="Visited_20_Internet_20_Link"><text:span text:style-name="T2">h</text:span></text:a><text:span text:style-name="T2">owever has an interview with Richard D Clark (aka the author) at http://ascii-world.wikidot.com/interview-with-richard-d-clark</text:span></text:p>
      <text:p text:style-name="P1"><text:span text:style-name="T1">- </text:span><text:a xlink:type="simple" xlink:href="http://freebasic.hmcsoft.org/" text:style-name="Internet_20_link" text:visited-style-name="Visited_20_Internet_20_Link"><text:span text:style-name="T1">http://freebasic.hmcsoft.org/</text:span></text:a><text:span text:style-name="T1"> </text:span><text:span text:style-name="T3">no longer works &amp; only shows a “sorry” message.</text:span></text:p>
      <text:p text:style-name="P2"><text:span text:style-name="T1">- </text:span><text:span text:style-name="T2">Clark Productions host some material on </text:span><text:soft-page-break/><text:a xlink:type="simple" xlink:href="http://users.freebasic-portal.de/rdc/index.html" text:style-name="Internet_20_link" text:visited-style-name="Visited_20_Internet_20_Link"><text:span text:style-name="T2">http://users.freebasic-portal.de/rdc/index.html</text:span></text:a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freebasic_20_book" style:class="text">
      <loext:graphic-properties draw:fill="solid" draw:fill-color="#c0c0c0"/>
      <style:paragraph-properties fo:margin-left="0in" fo:margin-right="0in" fo:text-indent="0in" style:auto-text-indent="true" fo:background-color="#c0c0c0" fo:padding="0.0201in" fo:border-left="none" fo:border-right="none" fo:border-top="2.49pt solid #000000" fo:border-bottom="2.49pt solid #000000" style:shadow="none"/>
      <style:text-properties style:font-name="Arial1" fo:font-family="Arial" style:font-style-name="Regular" style:font-family-generic="swiss" style:font-pitch="variable" fo:font-size="11pt" style:font-size-asian="10.5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freebasic_20_book" style:list-style-name="" style:class="text">
      <style:paragraph-properties fo:margin-top="0in" fo:margin-bottom="0in" loext:contextual-spacing="false" fo:padding-left="0.2in" fo:padding-right="0in" fo:padding-top="0in" fo:padding-bottom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 style:font-size-asian="10.5pt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freebasic_20_book" style:class="text">
      <loext:graphic-properties draw:fill="solid" draw:fill-color="#c0c0c0"/>
      <style:paragraph-properties fo:background-color="#c0c0c0"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freebasic_20_book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Arial1" fo:font-family="Arial" style:font-style-name="Regular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freebasic_20_book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Arial1" fo:font-family="Arial" style:font-style-name="Regular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freebasic_20_book" style:class="html">
      <style:paragraph-properties fo:margin-left="0in" fo:margin-right="0in" fo:margin-top="0in" fo:margin-bottom="0in" loext:contextual-spacing="false" fo:text-align="start" style:justify-single-word="false" fo:text-indent="0in" style:auto-text-indent="true"/>
      <style:text-properties style:font-name="Arial1" fo:font-family="Arial" style:font-style-name="Regular" style:font-family-generic="swiss" style:font-pitch="variable" fo:font-size="12pt" style:font-name-asian="Courier New3" style:font-family-asian="'Courier New'" style:font-family-generic-asian="modern" style:font-pitch-asian="fixed" style:font-size-asian="12pt" style:font-name-complex="Courier New3" style:font-family-complex="'Courier New'" style:font-family-generic-complex="modern" style:font-pitch-complex="fixed" style:font-size-complex="26pt"/>
    </style:style>
    <style:style style:name="Authors" style:family="paragraph" style:parent-style-name="Text_20_body">
      <style:paragraph-properties fo:text-align="center" style:justify-single-word="false"/>
      <style:text-properties style:font-name="DejaVu Sans1" fo:font-family="'DejaVu Sans'" style:font-style-name="Bold" style:font-family-generic="swiss" style:font-pitch="variable" fo:font-size="14pt" fo:font-weight="bold" style:font-size-asian="10.5pt" loext:shadow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freebasic_20_book" style:display-name="freebasic book" style:family="paragraph" style:parent-style-name="Standard">
      <loext:graphic-properties draw:fill-image-width="0in" draw:fill-image-height="0in"/>
      <style:text-properties style:font-name="Arial1" fo:font-family="Arial" style:font-style-name="Regular" style:font-family-generic="swiss" style:font-pitch="variable" style:font-size-asian="10.5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2" style:family="paragraph" style:parent-style-name="Preformatted_20_Text" style:list-style-name="List_20_1">
      <style:paragraph-properties text:number-lines="true" text:line-number="1"/>
    </style:style>
    <style:style style:name="Horizontal_20_Line" style:display-name="Horizontal Line" style:family="paragraph" style:parent-style-name="freebasic_20_book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ell_20_" style:display-name="table cell " style:family="paragraph" style:parent-style-name="Table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6.9291in" fo:page-height="9.8425in" style:num-format="1" style:print-orientation="portrait" fo:margin-top="1in" fo:margin-bottom="1in" fo:margin-left="1.25in" fo:margin-right="1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List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out the Book </dc:title>
    <dc:date>2019-04-09T15:17:30.419281339</dc:date>
    <meta:editing-duration>PT9H34M48S</meta:editing-duration>
    <meta:editing-cycles>13</meta:editing-cycles>
    <meta:generator>LibreOffice/5.2.7.2$Linux_ARM_EABI LibreOffice_project/20m0$Build-2</meta:generator>
    <meta:document-statistic meta:table-count="0" meta:image-count="0" meta:object-count="0" meta:page-count="2" meta:paragraph-count="11" meta:word-count="167" meta:character-count="1201" meta:non-whitespace-character-count="1040"/>
    <meta:template xlink:type="simple" xlink:actuate="onRequest" xlink:title="" xlink:href="../fbeginnerm.odm" meta:date="2019-04-09T15:16:47.967207316"/>
  </office:meta>
</office:document-meta>
</file>